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fo:background-color="#00ccff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 style:data-style-name="N60">
      <style:table-cell-properties fo:background-color="#00cc00"/>
    </style:style>
  </office:automatic-styles>
  <office:body>
    <office:spreadsheet>
      <table:table table:name="Tabe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office:value-type="string" calcext:value-type="string">
            <text:p>Grü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4" calcext:value-type="float">
            <text:p>0,5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8" calcext:value-type="float">
            <text:p>0,58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61" calcext:value-type="float">
            <text:p>0,61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64" calcext:value-type="float">
            <text:p>0,64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s</text:p>
          </table:table-cell>
          <table:table-cell office:value-type="string" calcext:value-type="string">
            <text:p>Fehler/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4"/>
          <table:table-cell office:value-type="string" calcext:value-type="string">
            <text:p>2. Ordnu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Ultra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Violett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rün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elb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</table:table>
      <table:table table:name="auswertung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il 1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3"/>
          <table:table-cell office:value-type="string" calcext:value-type="string">
            <text:p>2. Ordnung</text:p>
          </table:table-cell>
          <table:table-cell table:number-columns-repeated="3"/>
          <table:table-cell office:value-type="string" calcext:value-type="string">
            <text:p>Farbe</text:p>
          </table:table-cell>
          <table:table-cell office:value-type="string" calcext:value-type="string">
            <text:p>Frequenz/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arbe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Ultraviolet</text:p>
          </table:table-cell>
          <table:table-cell table:formula="of:=8.20264*10^14" office:value-type="float" office:value="820264000000000" calcext:value-type="float">
            <text:p>820264000000000</text:p>
          </table:table-cell>
          <table:table-cell table:number-columns-repeated="2"/>
          <table:table-cell office:value-type="string" calcext:value-type="string">
            <text:p>Plot für die 1. Ord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5"/>
          <table:table-cell office:value-type="string" calcext:value-type="string">
            <text:p>Plot für die 2. Ordnung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1.58" calcext:value-type="float">
            <text:p>1,5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Ultraviolet</text:p>
          </table:table-cell>
          <table:table-cell office:value-type="float" office:value="1.48" calcext:value-type="float">
            <text:p>1,4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table:formula="of:=7.40858*10^14" office:value-type="float" office:value="740858000000000" calcext:value-type="float">
            <text:p>740858000000000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B5]" office:value-type="float" office:value="1.58" calcext:value-type="float">
            <text:p>1,5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8.20264*10^14" office:value-type="float" office:value="820264000000000" calcext:value-type="float">
            <text:p>820264000000000</text:p>
          </table:table-cell>
          <table:table-cell table:style-name="ce3" table:formula="of:=[.F5]" office:value-type="float" office:value="1.48" calcext:value-type="float">
            <text:p>1,4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5]" office:value-type="float" office:value="0.06" calcext:value-type="float">
            <text:p>0,06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1.35" calcext:value-type="float">
            <text:p>1,3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Violet 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table:formula="of:=6.87858*10^14" office:value-type="float" office:value="687858000000000" calcext:value-type="float">
            <text:p>687858000000000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B6]" office:value-type="float" office:value="1.35" calcext:value-type="float">
            <text:p>1,3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6]" office:value-type="float" office:value="0.06" calcext:value-type="float">
            <text:p>0,06</text:p>
          </table:table-cell>
          <table:table-cell table:style-name="ce4" office:value-type="float" office:value="3.45642E-015" calcext:value-type="float">
            <text:p>3,46E-015</text:p>
          </table:table-cell>
          <table:table-cell table:style-name="ce4" office:value-type="float" office:value="2.351E-016" calcext:value-type="float">
            <text:p>2,35E-016</text:p>
          </table:table-cell>
          <table:table-cell table:style-name="ce2" table:formula="of:=[.Q6]*(1.602*10^-19)" office:value-type="float" office:value="5.53718483999998E-034" calcext:value-type="float">
            <text:p>5,53718483999998E-034</text:p>
          </table:table-cell>
          <table:table-cell table:style-name="ce2" table:formula="of:=[.R6]*1.602*10^-19" office:value-type="float" office:value="3.76630199999999E-035" calcext:value-type="float">
            <text:p>3,76630199999999E-035</text:p>
          </table:table-cell>
          <table:table-cell table:number-columns-repeated="2"/>
          <table:table-cell table:style-name="ce3" table:formula="of:=7.40858*10^14" office:value-type="float" office:value="740858000000000" calcext:value-type="float">
            <text:p>740858000000000</text:p>
          </table:table-cell>
          <table:table-cell table:style-name="ce3" table:formula="of:=[.F6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6]" office:value-type="float" office:value="0.06" calcext:value-type="float">
            <text:p>0,06</text:p>
          </table:table-cell>
          <table:table-cell table:style-name="ce4" office:value-type="float" office:value="3.32696E-015" calcext:value-type="float">
            <text:p>3,33E-015</text:p>
          </table:table-cell>
          <table:table-cell table:style-name="ce4" office:value-type="float" office:value="0.0000000000002186" calcext:value-type="float">
            <text:p>2,19E-013</text:p>
          </table:table-cell>
          <table:table-cell table:style-name="ce2" table:formula="of:=[.AA6]*(1.602*10^-19)" office:value-type="float" office:value="5.32978991999999E-034" calcext:value-type="float">
            <text:p>5,32978991999999E-034</text:p>
          </table:table-cell>
          <table:table-cell table:style-name="ce2" table:formula="of:=[.AB6]*1.602*10^-19" office:value-type="float" office:value="3.50197199999999E-032" calcext:value-type="float">
            <text:p>3,50197199999999E-03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Blau</text:p>
          </table:table-cell>
          <table:table-cell office:value-type="float" office:value="1.08" calcext:value-type="float">
            <text:p>1,08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table:formula="of:=5.48996*10^14" office:value-type="float" office:value="548996000000000" calcext:value-type="float">
            <text:p>548996000000000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B7]" office:value-type="float" office:value="1.25" calcext:value-type="float">
            <text:p>1,2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2"/>
          <table:table-cell table:style-name="ce3" table:formula="of:=6.87858*10^14" office:value-type="float" office:value="687858000000000" calcext:value-type="float">
            <text:p>687858000000000</text:p>
          </table:table-cell>
          <table:table-cell table:style-name="ce3" table:formula="of:=[.F7]" office:value-type="float" office:value="1.08" calcext:value-type="float">
            <text:p>1,08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7]" office:value-type="float" office:value="0.06" calcext:value-type="float">
            <text:p>0,06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ehler</text:p>
          </table:table-cell>
          <table:table-cell table:style-name="ce2" office:value-type="string" calcext:value-type="string">
            <text:p>W_0</text:p>
          </table:table-cell>
          <table:table-cell table:style-name="ce2" office:value-type="string" calcext:value-type="string">
            <text:p>Fehler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1" calcext:value-type="float">
            <text:p>0,71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rün</text:p>
          </table:table-cell>
          <table:table-cell office:value-type="float" office:value="0.66" calcext:value-type="float">
            <text:p>0,66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table:formula="of:=5.18672*10^14" office:value-type="float" office:value="518672000000000" calcext:value-type="float">
            <text:p>51867200000000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B8]" office:value-type="float" office:value="0.71" calcext:value-type="float">
            <text:p>0,71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8]" office:value-type="float" office:value="0.06" calcext:value-type="float">
            <text:p>0,06</text:p>
          </table:table-cell>
          <table:table-cell table:style-name="ce1" office:value-type="float" office:value="-1.19" calcext:value-type="float">
            <text:p>-1,19</text:p>
          </table:table-cell>
          <table:table-cell table:style-name="ce1" office:value-type="float" office:value="0.1583" calcext:value-type="float">
            <text:p>0,1583</text:p>
          </table:table-cell>
          <table:table-cell table:style-name="ce2" table:formula="of:=[.Q8]*(1.602*10^-19)" office:value-type="float" office:value="-1.90638E-019" calcext:value-type="float">
            <text:p>-1,90638E-019</text:p>
          </table:table-cell>
          <table:table-cell table:style-name="ce2" table:formula="of:=[.R8]*1.602*10^-19" office:value-type="float" office:value="2.53596599999999E-020" calcext:value-type="float">
            <text:p>2,53596599999999E-020</text:p>
          </table:table-cell>
          <table:table-cell table:number-columns-repeated="2"/>
          <table:table-cell table:style-name="ce3" table:formula="of:=5.48996*10^14" office:value-type="float" office:value="548996000000000" calcext:value-type="float">
            <text:p>548996000000000</text:p>
          </table:table-cell>
          <table:table-cell table:style-name="ce3" table:formula="of:=[.F8]" office:value-type="float" office:value="0.66" calcext:value-type="float">
            <text:p>0,6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8]" office:value-type="float" office:value="0.06" calcext:value-type="float">
            <text:p>0,06</text:p>
          </table:table-cell>
          <table:table-cell table:style-name="ce1" office:value-type="float" office:value="-1.2" calcext:value-type="float">
            <text:p>-1,2</text:p>
          </table:table-cell>
          <table:table-cell table:style-name="ce1" office:value-type="float" office:value="0.1471" calcext:value-type="float">
            <text:p>0,1471</text:p>
          </table:table-cell>
          <table:table-cell table:style-name="ce2" table:formula="of:=[.AA8]*(1.602*10^-19)" office:value-type="float" office:value="-1.9224E-019" calcext:value-type="float">
            <text:p>-1,9224E-019</text:p>
          </table:table-cell>
          <table:table-cell table:style-name="ce2" table:formula="of:=[.AB8]*1.602*10^-19" office:value-type="float" office:value="2.356542E-020" calcext:value-type="float">
            <text:p>2,356542E-02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5" calcext:value-type="float">
            <text:p>0,65</text:p>
          </table:table-cell>
          <table:table-cell office:value-type="float" office:value="0.06" calcext:value-type="float">
            <text:p>0,06</text:p>
          </table:table-cell>
          <table:table-cell/>
          <table:table-cell office:value-type="string" calcext:value-type="string">
            <text:p>Gelb</text:p>
          </table:table-cell>
          <table:table-cell office:value-type="float" office:value="0.6" calcext:value-type="float">
            <text:p>0,6</text:p>
          </table:table-cell>
          <table:table-cell office:value-type="float" office:value="0.06" calcext:value-type="float">
            <text:p>0,06</text:p>
          </table:table-cell>
          <table:table-cell table:number-columns-repeated="5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B9]" office:value-type="float" office:value="0.65" calcext:value-type="float">
            <text:p>0,6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9]" office:value-type="float" office:value="0.06" calcext:value-type="float">
            <text:p>0,06</text:p>
          </table:table-cell>
          <table:table-cell table:number-columns-repeated="6"/>
          <table:table-cell table:style-name="ce3" table:formula="of:=5.18672*10^14" office:value-type="float" office:value="518672000000000" calcext:value-type="float">
            <text:p>518672000000000</text:p>
          </table:table-cell>
          <table:table-cell table:style-name="ce3" table:formula="of:=[.F9]" office:value-type="float" office:value="0.6" calcext:value-type="float">
            <text:p>0,6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G9]" office:value-type="float" office:value="0.06" calcext:value-type="float">
            <text:p>0,06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ltraviolett</text:p>
          </table:table-cell>
          <table:table-cell table:number-columns-repeated="3"/>
          <table:table-cell office:value-type="string" calcext:value-type="string">
            <text:p>Blau</text:p>
          </table:table-cell>
          <table:table-cell table:number-columns-repeated="3"/>
          <table:table-cell table:style-name="ce2" office:value-type="string" calcext:value-type="string">
            <text:p>Grün</text:p>
          </table:table-cell>
          <table:table-cell table:style-name="ce2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office:value-type="string" calcext:value-type="string">
            <text:p>Filterstärke/%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/>
          <table:table-cell table:style-name="ce2" office:value-type="string" calcext:value-type="string">
            <text:p>Filterstärke/%</text:p>
          </table:table-cell>
          <table:table-cell table:style-name="ce2" office:value-type="string" calcext:value-type="string">
            <text:p>Stopspannung/V</text:p>
          </table:table-cell>
          <table:table-cell table:style-name="ce2" office:value-type="string" calcext:value-type="string">
            <text:p>Fehler/V</text:p>
          </table:table-cell>
          <table:table-cell table:number-columns-repeated="4"/>
          <table:table-cell table:formula="of:=100-(100/6.6)*5.3" office:value-type="float" office:value="19.6969696969697" calcext:value-type="float">
            <text:p>19,696969697</text:p>
          </table:table-cell>
          <table:table-cell table:number-columns-repeated="100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,15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96" calcext:value-type="float">
            <text:p>0,9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29" calcext:value-type="float">
            <text:p>1,29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0.58" calcext:value-type="float">
            <text:p>0,58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36" calcext:value-type="float">
            <text:p>1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^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1" calcext:value-type="float">
            <text:p>1,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14" calcext:value-type="float">
            <text:p>1,14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0.64" calcext:value-type="float">
            <text:p>0,64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,4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office:value-type="float" office:value="0.01" calcext:value-type="float">
            <text:p>0,01</text:p>
          </table:table-cell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 calcext:value-type="string">
            <text:p>Teil 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f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/>
          <table:table-cell table:style-name="ce2" office:value-type="string" calcext:value-type="string">
            <text:p>R/Ohm</text:p>
          </table:table-cell>
          <table:table-cell table:style-name="ce2" office:value-type="string" calcext:value-type="string">
            <text:p>Fehler/Ohm</text:p>
          </table:table-cell>
          <table:table-cell table:number-columns-repeated="1019"/>
        </table:table-row>
        <table:table-row table:style-name="ro1">
          <table:table-cell table:formula="of:=360/1000" office:value-type="float" office:value="0.36" calcext:value-type="float">
            <text:p>0,36</text:p>
          </table:table-cell>
          <table:table-cell table:formula="of:=10/1000" office:value-type="float" office:value="0.01" calcext:value-type="float">
            <text:p>0,01</text:p>
          </table:table-cell>
          <table:table-cell/>
          <table:table-cell table:style-name="ce2" table:formula="of:=[.A26]/(LN(2)*[.D29])" office:value-type="float" office:value="40000000000000" calcext:value-type="float">
            <text:p>40000000000000</text:p>
          </table:table-cell>
          <table:table-cell table:style-name="ce2" table:formula="of:=(EXP([.A26])*[.B26])/(2*10^13)" office:value-type="float" office:value="7.1666470728017E-016" calcext:value-type="float">
            <text:p>7,1666470728017E-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tlad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/ms</text:p>
          </table:table-cell>
          <table:table-cell office:value-type="string" calcext:value-type="string">
            <text:p>Fehler/ms</text:p>
          </table:table-cell>
          <table:table-cell/>
          <table:table-cell table:style-name="ce2" office:value-type="string" calcext:value-type="string">
            <text:p>C/H</text:p>
          </table:table-cell>
          <table:table-cell table:style-name="ce2" office:value-type="string" calcext:value-type="string">
            <text:p>Fehler/V</text:p>
          </table:table-cell>
          <table:table-cell table:number-columns-repeated="1019"/>
        </table:table-row>
        <table:table-row table:style-name="ro1">
          <table:table-cell table:formula="of:=90/1000" office:value-type="float" office:value="0.09" calcext:value-type="float">
            <text:p>0,09</text:p>
          </table:table-cell>
          <table:table-cell table:formula="of:=10/1000" office:value-type="float" office:value="0.01" calcext:value-type="float">
            <text:p>0,01</text:p>
          </table:table-cell>
          <table:table-cell/>
          <table:table-cell table:style-name="ce2" table:formula="of:=[.A29]/(LN(2)*10^13)" office:value-type="float" office:value="0.0000000000000129842553680007" calcext:value-type="float">
            <text:p>1,29842553680007E-014</text:p>
          </table:table-cell>
          <table:table-cell table:style-name="ce2" table:formula="of:=(EXP([.A29])*[.B29])/(2*10^13)" office:value-type="float" office:value="5.47087141852605E-016" calcext:value-type="float">
            <text:p>5,47087141852605E-016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il 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opspannung/V</text:p>
          </table:table-cell>
          <table:table-cell office:value-type="string" calcext:value-type="string">
            <text:p>Fehler/V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0.55" calcext:value-type="float">
            <text:p>0,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64" calcext:value-type="float">
            <text:p>0,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1.06" calcext:value-type="float">
            <text:p>1,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39" calcext:value-type="float">
            <text:p>1,3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eil 4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Ordnung</text:p>
          </table:table-cell>
          <table:table-cell table:number-columns-repeated="4"/>
          <table:table-cell office:value-type="string" calcext:value-type="string">
            <text:p>2. Ordnu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2"/>
          <table:table-cell office:value-type="string" calcext:value-type="string">
            <text:p>Farbe</text:p>
          </table:table-cell>
          <table:table-cell office:value-type="string" calcext:value-type="string">
            <text:p>Strom/ \muA</text:p>
          </table:table-cell>
          <table:table-cell office:value-type="string" calcext:value-type="string">
            <text:p>Fehler/ \mu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ltraviolett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Ultra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olett</text:p>
          </table:table-cell>
          <table:table-cell office:value-type="float" office:value="0.06" calcext:value-type="float">
            <text:p>0,0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Violett</text:p>
          </table:table-cell>
          <table:table-cell office:value-type="float" office:value="0.07" calcext:value-type="float">
            <text:p>0,07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0.12" calcext:value-type="float">
            <text:p>0,1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Blau</text:p>
          </table:table-cell>
          <table:table-cell office:value-type="float" office:value="0.09" calcext:value-type="float">
            <text:p>0,09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16" calcext:value-type="float">
            <text:p>0,16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rün</text:p>
          </table:table-cell>
          <table:table-cell office:value-type="float" office:value="0.08" calcext:value-type="float">
            <text:p>0,08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lb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string" calcext:value-type="string">
            <text:p>Gelb</text:p>
          </table:table-cell>
          <table:table-cell office:value-type="float" office:value="0.11" calcext:value-type="float">
            <text:p>0,1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.00.0000</text:date>, <text:time style:data-style-name="N2" text:time-value="15:18:26.67419779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8T18:18:40.125646066</dc:date>
    <dc:creator>frederik </dc:creator>
    <meta:generator>LibreOffice/4.2.6.3$Linux_x86 LibreOffice_project/420m0$Build-3</meta:generator>
    <meta:editing-duration>PT5H11M1S</meta:editing-duration>
    <meta:editing-cycles>10</meta:editing-cycles>
    <meta:document-statistic meta:table-count="2" meta:cell-count="410" meta:object-count="0"/>
  </office:meta>
</office:document-meta>
</file>